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1f2e97" officeooo:paragraph-rsid="001f2e97"/>
    </style:style>
    <style:style style:name="P5" style:family="paragraph" style:parent-style-name="Standard">
      <style:text-properties officeooo:rsid="001f2e97" officeooo:paragraph-rsid="004237d1"/>
    </style:style>
    <style:style style:name="P6" style:family="paragraph" style:parent-style-name="Standard">
      <style:text-properties officeooo:rsid="0011206f" officeooo:paragraph-rsid="0025360d"/>
    </style:style>
    <style:style style:name="P7" style:family="paragraph" style:parent-style-name="Standard">
      <style:text-properties officeooo:rsid="00281ba0" officeooo:paragraph-rsid="00281ba0"/>
    </style:style>
    <style:style style:name="P8" style:family="paragraph" style:parent-style-name="Standard">
      <style:text-properties officeooo:rsid="00281ba0" officeooo:paragraph-rsid="00373f30"/>
    </style:style>
    <style:style style:name="P9" style:family="paragraph" style:parent-style-name="Standard">
      <style:text-properties officeooo:rsid="00281ba0" officeooo:paragraph-rsid="003d5429"/>
    </style:style>
    <style:style style:name="P10" style:family="paragraph" style:parent-style-name="Standard">
      <style:text-properties officeooo:rsid="002a26a5" officeooo:paragraph-rsid="002a26a5"/>
    </style:style>
    <style:style style:name="P11" style:family="paragraph" style:parent-style-name="Standard">
      <style:text-properties officeooo:rsid="002a26a5" officeooo:paragraph-rsid="0038dc5c"/>
    </style:style>
    <style:style style:name="P12" style:family="paragraph" style:parent-style-name="Standard">
      <style:text-properties officeooo:rsid="0034433b" officeooo:paragraph-rsid="0034433b"/>
    </style:style>
    <style:style style:name="P13" style:family="paragraph" style:parent-style-name="Standard">
      <style:text-properties officeooo:rsid="003eaceb" officeooo:paragraph-rsid="003eace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4b8262" officeooo:paragraph-rsid="004b8262" style:font-weight-asian="bold" style:font-weight-complex="bold"/>
    </style:style>
    <style:style style:name="P17" style:family="paragraph" style:parent-style-name="Standard">
      <style:text-properties fo:font-size="22pt" officeooo:rsid="001bceb5" officeooo:paragraph-rsid="001bceb5" style:font-size-asian="22pt" style:font-size-complex="22pt"/>
    </style:style>
    <style:style style:name="P18" style:family="paragraph" style:parent-style-name="Standard">
      <style:text-properties officeooo:rsid="001bceb5" officeooo:paragraph-rsid="001deae1"/>
    </style:style>
    <style:style style:name="P19" style:family="paragraph" style:parent-style-name="Standard">
      <style:text-properties fo:font-weight="bold" officeooo:rsid="00130cf7" officeooo:paragraph-rsid="004ce048" style:font-weight-asian="bold" style:font-weight-complex="bold"/>
    </style:style>
    <style:style style:name="P20" style:family="paragraph" style:parent-style-name="Standard">
      <style:text-properties fo:font-weight="normal" officeooo:rsid="000f5674" officeooo:paragraph-rsid="004ce048" style:font-weight-asian="normal" style:font-weight-complex="normal"/>
    </style:style>
    <style:style style:name="P21" style:family="paragraph" style:parent-style-name="Standard">
      <style:text-properties fo:font-weight="normal" officeooo:rsid="004f5036" officeooo:paragraph-rsid="004f5036" style:font-weight-asian="normal" style:font-weight-complex="normal"/>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02bfa"/>
    </style:style>
    <style:style style:name="T11" style:family="text">
      <style:text-properties officeooo:rsid="0031ee79"/>
    </style:style>
    <style:style style:name="T12" style:family="text">
      <style:text-properties officeooo:rsid="003d5429"/>
    </style:style>
    <style:style style:name="T13" style:family="text">
      <style:text-properties officeooo:rsid="003ed8c9"/>
    </style:style>
    <style:style style:name="T14" style:family="text">
      <style:text-properties fo:font-weight="bold" style:font-weight-asian="bold" style:font-weight-complex="bold"/>
    </style:style>
    <style:style style:name="T15" style:family="text">
      <style:text-properties fo:font-weight="bold" officeooo:rsid="001f2f1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f2f12" style:font-weight-asian="normal" style:font-weight-complex="normal"/>
    </style:style>
    <style:style style:name="T18" style:family="text">
      <style:text-properties officeooo:rsid="00130cf7"/>
    </style:style>
    <style:style style:name="T19" style:family="text">
      <style:text-properties officeooo:rsid="004dc6cc"/>
    </style:style>
    <style:style style:name="T20" style:family="text">
      <style:text-properties officeooo:rsid="004eba59"/>
    </style:style>
    <style:style style:name="T21" style:family="text">
      <style:text-properties officeooo:rsid="005129e9"/>
    </style:style>
    <style:style style:name="T22" style:family="text">
      <style:text-properties officeooo:rsid="00545c39"/>
    </style:style>
    <style:style style:name="T23" style:family="text">
      <style:text-properties officeooo:rsid="0055498b"/>
    </style:style>
    <style:style style:name="T24" style:family="text">
      <style:text-properties officeooo:rsid="00566d11"/>
    </style:style>
    <style:style style:name="T25" style:family="text">
      <style:text-properties officeooo:rsid="005bc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1"/>
      <text:p text:style-name="P17">Part 1: Neural Networks for Classification [30 marks]</text:p>
      <text:p text:style-name="P1"/>
      <text:p text:style-name="P2">1. Determine and report the network architecture, including the number of input nodes, the number of output nodes, the number of hidden nodes (assume only one hidden layer is used here). Describe the rationale of your choice.</text:p>
      <text:p text:style-name="P16">I have included an output.txt file of my results from the bpnn.</text:p>
      <text:p text:style-name="P16"/>
      <text:p text:style-name="P15">Number of layers: 3</text:p>
      <text:p text:style-name="P15">Units in input layer: 4</text:p>
      <text:p text:style-name="P15">Units in hidden layer: 3</text:p>
      <text:p text:style-name="P15">Units in output layer: 3</text:p>
      <text:p text:style-name="P3"/>
      <text:p text:style-name="P5">We will assume that only <text:span text:style-name="T14">one hidden layer</text:span> is used in this assignment, <text:span text:style-name="T1">this results in </text:span><text:span text:style-name="T15">1 input layer, 1 hidden layer </text:span><text:span text:style-name="T17">and</text:span><text:span text:style-name="T15"> 1 output layer</text:span><text:span text:style-name="T1">. Any higher than this will result in a larger amount of epochs, which is unessarily more difficult to handle. I have chosen 3 output nodes based off the 3 different iris flower classes: Veriscolour, Setosa and Virginica.</text:span></text:p>
      <text:p text:style-name="P4"/>
      <text:p text:style-name="P13">I have chosen <text:span text:style-name="T14">4 input layers</text:span> based of the iris flower attributes: <text:span text:style-name="T14">sepal length</text:span><text:span text:style-name="T16">,</text:span><text:span text:style-name="T14"> sepal width</text:span><text:span text:style-name="T16">,</text:span><text:span text:style-name="T14"> pedal length and pedal width</text:span>. <text:span text:style-name="T13">Using all the attributes of the flower as inputs will increase the accuracy of our output.</text:span></text:p>
      <text:p text:style-name="P2"/>
      <text:p text:style-name="P2">2. Determine the learning parameters, including the <text:span text:style-name="T14">learning rate</text:span>, <text:span text:style-name="T14">momentum</text:span>, <text:span text:style-name="T14">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6"><text:span text:style-name="T2">As described in the lectures, a good</text:span> starting point for the <text:span text:style-name="T10">epsilon</text:span> is 0.2, if the weights seem to diverge then decreasing the <text:span text:style-name="T11">epsilon</text:span> is a good way to obtain the learning rate for your neural network. <text:span text:style-name="T3">In this case I have defaulted the epsilon at 0.2.</text:span></text:p>
      <text:p text:style-name="P7"/>
      <text:p text:style-name="P11">Momentum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 at all.</text:span></text:p>
      <text:p text:style-name="P10"/>
      <text:p text:style-name="P9">Range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2">However this change was not as significant as predicted, this maybe due to the fact that the weights change immediately as you train the network.</text:span></text:p>
      <text:p text:style-name="P8"/>
      <text:p text:style-name="P12">Ecrit has been left at its default value as increasing this value increased the room for errors in the output. Decreasing this slightly below 0.<text:span text:style-name="T22">03</text:span> did not affect any results, therefor I have left it in its current state. </text:p>
      <text:p text:style-name="P2"/>
      <text:p text:style-name="P2"/>
      <text:p text:style-name="P2"><text:soft-page-break/></text:p>
      <text:p text:style-name="P2">3. Determine your network training termination criteria. Describe the rationale of your decision.</text:p>
      <text:p text:style-name="P2"/>
      <text:p text:style-name="P20"><text:span text:style-name="T19">Termination</text:span> classification accuracy: 101.0%</text:p>
      <text:p text:style-name="P20">Critical error: 0.0<text:span text:style-name="T23">3</text:span></text:p>
      <text:p text:style-name="P20"/>
      <text:p text:style-name="P21">I have set the classification error <text:span text:style-name="T25">(mse)</text:span> to 101.0% so the criteria is never met. Instead I have set the critical error <text:span text:style-name="T21">(ecrit) </text:span>to 0.0<text:span text:style-name="T24">3</text:span> to be satisfied instead. </text:p>
      <text:p text:style-name="P19"/>
      <text:p text:style-name="P2">4. Report your results (average results of 10 independent experiment runs with different random seeds) on both the training set and the test set. Analyse your results and make your conclusions.</text:p>
      <text:p text:style-name="P2"/>
      <text:p text:style-name="P2"/>
      <text:p text:style-name="P2">5. (optional/bonus) Compare the performance of this method (neural networks) and the nearest neighbou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18T14:56:19.828143548</dc:date>
    <meta:editing-duration>PT1H11M44S</meta:editing-duration>
    <meta:editing-cycles>69</meta:editing-cycles>
    <meta:generator>LibreOffice/6.0.7.3$Linux_X86_64 LibreOffice_project/00m0$Build-3</meta:generator>
    <meta:document-statistic meta:table-count="0" meta:image-count="0" meta:object-count="0" meta:page-count="2" meta:paragraph-count="27" meta:word-count="519" meta:character-count="3042" meta:non-whitespace-character-count="2535"/>
  </office:meta>
</office:document-meta>
</file>